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-color="#99cccc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000000" draw:fill-color="#99ff99" draw:textarea-horizontal-align="justify" draw:textarea-vertical-align="middle" draw:auto-grow-height="false" fo:min-height="0.034cm" fo:min-width="0.066cm"/>
    </style:style>
    <style:style style:name="gr5" style:family="graphic" style:parent-style-name="standard">
      <style:graphic-properties svg:stroke-color="#000000" draw:fill-color="#ff6666" draw:textarea-horizontal-align="justify" draw:textarea-vertical-align="middle" draw:auto-grow-height="false" fo:min-height="0.034cm" fo:min-width="0.0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7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445cm"/>
    </style:style>
    <style:style style:name="gr10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11" style:family="graphic" style:parent-style-name="standard">
      <style:graphic-properties draw:stroke="solid" svg:stroke-color="#000000" draw:fill="none" draw:fill-color="#ffffff" fo:min-height="0.556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5cm" fo:min-width="1.3cm" fo:padding-top="0.125cm" fo:padding-bottom="0.125cm" fo:padding-left="0.25cm" fo:padding-right="0.25cm"/>
    </style:style>
    <style:style style:name="gr13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95cm" fo:min-width="1.171cm" fo:padding-top="0.125cm" fo:padding-bottom="0.125cm" fo:padding-left="0.25cm" fo:padding-right="0.25cm"/>
    </style:style>
    <style:style style:name="gr14" style:family="graphic" style:parent-style-name="standard">
      <style:graphic-properties svg:stroke-color="#000000" draw:fill-color="#ff6666" draw:textarea-horizontal-align="justify" draw:textarea-vertical-align="middle" draw:auto-grow-height="false" fo:min-height="0.156cm" fo:min-width="0.46cm"/>
    </style:style>
    <style:style style:name="gr15" style:family="graphic" style:parent-style-name="standard">
      <style:graphic-properties svg:stroke-color="#000000" draw:fill-color="#99ff99" draw:textarea-horizontal-align="justify" draw:textarea-vertical-align="middle" draw:auto-grow-height="false" fo:min-height="0.155cm" fo:min-width="0.458cm"/>
    </style:style>
    <style:style style:name="gr16" style:family="graphic" style:parent-style-name="standard">
      <style:graphic-properties svg:stroke-color="#000000" draw:fill-color="#9999ff" draw:textarea-horizontal-align="justify" draw:textarea-vertical-align="middle" draw:auto-grow-height="false" fo:min-height="0.301cm" fo:min-width="0.301cm"/>
    </style:style>
    <style:style style:name="gr17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18" style:family="graphic" style:parent-style-name="standard">
      <style:graphic-properties svg:stroke-color="#000000" draw:fill-color="#99ff99" draw:textarea-horizontal-align="justify" draw:textarea-vertical-align="middle" draw:auto-grow-height="false" fo:min-height="0.148cm" fo:min-width="0.496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000000" draw:fill-color="#ff6666" draw:textarea-horizontal-align="justify" draw:textarea-vertical-align="middle" draw:auto-grow-height="false" fo:min-height="0.148cm" fo:min-width="0.496cm"/>
    </style:style>
    <style:style style:name="gr21" style:family="graphic" style:parent-style-name="standard">
      <style:graphic-properties svg:stroke-color="#000000" draw:fill-color="#99cccc" draw:textarea-horizontal-align="justify" draw:textarea-vertical-align="middle" draw:auto-grow-height="false" fo:min-height="0.633cm" fo:min-width="1.185cm"/>
    </style:style>
    <style:style style:name="gr22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894cm" fo:min-width="0.998cm" fo:padding-top="0.125cm" fo:padding-bottom="0.125cm" fo:padding-left="0.25cm" fo:padding-right="0.25cm"/>
    </style:style>
    <style:style style:name="gr23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35cm" fo:min-width="1.4cm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35cm" fo:min-width="1.17cm" fo:padding-top="0.125cm" fo:padding-bottom="0.125cm" fo:padding-left="0.25cm" fo:padding-right="0.25cm"/>
    </style:style>
    <style:style style:name="gr25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35cm" fo:min-width="0.999cm" fo:padding-top="0.125cm" fo:padding-bottom="0.125cm" fo:padding-left="0.25cm" fo:padding-right="0.25cm"/>
    </style:style>
    <style:style style:name="gr26" style:family="graphic" style:parent-style-name="standard">
      <style:graphic-properties svg:stroke-color="#000000" draw:fill-color="#99cccc" draw:textarea-horizontal-align="justify" draw:textarea-vertical-align="middle" draw:auto-grow-height="false" fo:min-height="0.632cm" fo:min-width="0.979cm"/>
    </style:style>
    <style:style style:name="gr27" style:family="graphic" style:parent-style-name="standard">
      <style:graphic-properties svg:stroke-color="#000000" draw:fill-color="#ff6666" draw:textarea-horizontal-align="justify" draw:textarea-vertical-align="middle" draw:auto-grow-height="false" fo:min-height="0.148cm" fo:min-width="0.495cm"/>
    </style:style>
    <style:style style:name="gr28" style:family="graphic" style:parent-style-name="standard">
      <style:graphic-properties svg:stroke-color="#000000" draw:fill-color="#ff6666" draw:textarea-horizontal-align="justify" draw:textarea-vertical-align="middle" draw:auto-grow-height="false" fo:min-height="0.244cm" fo:min-width="0.392cm"/>
    </style:style>
    <style:style style:name="gr29" style:family="graphic" style:parent-style-name="standard">
      <style:graphic-properties svg:stroke-color="#000000" draw:fill-color="#9999ff" draw:textarea-horizontal-align="justify" draw:textarea-vertical-align="middle" draw:auto-grow-height="false" fo:min-height="0.278cm" fo:min-width="0.217cm"/>
    </style:style>
    <style:style style:name="gr30" style:family="graphic" style:parent-style-name="standard">
      <style:graphic-properties svg:stroke-color="#000000" draw:fill-color="#99cccc" draw:textarea-horizontal-align="justify" draw:textarea-vertical-align="middle" draw:auto-grow-height="false" fo:min-height="0.649cm" fo:min-width="1.114cm"/>
    </style:style>
    <style:style style:name="gr31" style:family="graphic" style:parent-style-name="standard">
      <style:graphic-properties svg:stroke-color="#000000" draw:fill-color="#99cccc" draw:textarea-horizontal-align="justify" draw:textarea-vertical-align="middle" draw:auto-grow-height="false" fo:min-height="1.143cm" fo:min-width="1.114cm"/>
    </style:style>
    <style:style style:name="gr32" style:family="graphic" style:parent-style-name="standard">
      <style:graphic-properties draw:stroke="solid" svg:stroke-color="#000000" draw:fill="none" draw:fill-color="#ffffff" fo:min-height="0.65cm"/>
    </style:style>
    <style:style style:name="gr33" style:family="graphic" style:parent-style-name="standard">
      <style:graphic-properties svg:stroke-color="#000000" draw:fill-color="#99cccc" draw:textarea-horizontal-align="justify" draw:textarea-vertical-align="middle" draw:auto-grow-height="false" fo:min-height="0.599cm" fo:min-width="0.349cm"/>
    </style:style>
    <style:style style:name="gr34" style:family="graphic" style:parent-style-name="standard">
      <style:graphic-properties svg:stroke-color="#000000" draw:fill-color="#ff6666" draw:textarea-horizontal-align="justify" draw:textarea-vertical-align="middle" draw:auto-grow-height="false" fo:min-height="0.106cm" fo:min-width="0.21cm"/>
    </style:style>
    <style:style style:name="gr35" style:family="graphic" style:parent-style-name="standard">
      <style:graphic-properties svg:stroke-color="#000000" draw:fill-color="#99ff99" draw:textarea-horizontal-align="justify" draw:textarea-vertical-align="middle" draw:auto-grow-height="false" fo:min-height="0.105cm" fo:min-width="0.21cm"/>
    </style:style>
    <style:style style:name="gr36" style:family="graphic" style:parent-style-name="standard">
      <style:graphic-properties svg:stroke-color="#000000" draw:fill-color="#9999ff" draw:textarea-horizontal-align="justify" draw:textarea-vertical-align="middle" draw:auto-grow-height="false" fo:min-height="0.251cm" fo:min-width="0.001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99cccc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ff99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6666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9999ff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99cccc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1.4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cm" svg:height="0.6cm" svg:x="1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4.5cm" svg:y="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8cm" svg:height="0.4cm" svg:x="4.4cm" svg:y="19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cm" svg:height="0.4cm" svg:x="7.001cm" svg:y="18.101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7cm" svg:y1="19.3cm" svg:x2="7.9cm" svg:y2="19.3cm">
          <text:p/>
        </draw:line>
        <draw:frame draw:style-name="gr7" draw:text-style-name="P8" draw:layer="layout" svg:width="1.7cm" svg:height="0.837cm" svg:x="2.3cm" svg:y="18.901cm">
          <draw:text-box>
            <text:p><text:span text:style-name="T1">display</text:span></text:p>
          </draw:text-box>
        </draw:frame>
        <draw:frame draw:style-name="gr7" draw:text-style-name="P8" draw:layer="layout" svg:width="1.7cm" svg:height="0.837cm" svg:x="5.2cm" svg:y="18.002cm">
          <draw:text-box>
            <text:p><text:span text:style-name="T1">mes</text:span><text:span text:style-name="T1">sag</text:span><text:span text:style-name="T1">e</text:span></text:p>
          </draw:text-box>
        </draw:frame>
        <draw:frame draw:style-name="gr7" draw:text-style-name="P8" draw:layer="layout" svg:width="1.7cm" svg:height="0.837cm" svg:x="5.2cm" svg:y="18.903cm">
          <draw:text-box>
            <text:p><text:span text:style-name="T1">validati</text:span><text:span text:style-name="T1">on</text:span></text:p>
          </draw:text-box>
        </draw:frame>
        <draw:frame draw:style-name="gr8" draw:text-style-name="P8" draw:layer="layout" svg:width="1.4cm" svg:height="0.519cm" svg:x="7.8cm" svg:y="18.004cm">
          <draw:text-box>
            <text:p><text:span text:style-name="T1">failure</text:span></text:p>
          </draw:text-box>
        </draw:frame>
        <draw:frame draw:style-name="gr9" draw:text-style-name="P8" draw:layer="layout" svg:width="1.7cm" svg:height="0.645cm" svg:x="7.8cm" svg:y="19.005cm">
          <draw:text-box>
            <text:p><text:span text:style-name="T1">tran</text:span><text:span text:style-name="T1">sitio</text:span><text:span text:style-name="T1">n</text:span></text:p>
          </draw:text-box>
        </draw:frame>
        <draw:custom-shape draw:style-name="gr10" draw:text-style-name="P9" draw:layer="layout" svg:width="1cm" svg:height="0.5cm" svg:x="9.6cm" svg:y="1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cm" svg:height="0.837cm" svg:x="10.5cm" svg:y="18cm">
          <draw:text-box>
            <text:p><text:span text:style-name="T1">info</text:span><text:span text:style-name="T1">rm</text:span><text:span text:style-name="T1">atio</text:span><text:span text:style-name="T1">n</text:span></text:p>
          </draw:text-box>
        </draw:frame>
        <draw:frame draw:style-name="gr11" draw:text-style-name="P10" draw:layer="layout" svg:width="9.4cm" svg:height="0.756cm" svg:x="9.6cm" svg:y="1.2cm">
          <draw:text-box>
            <text:p><text:span text:style-name="T2">P</text:span><text:span text:style-name="T2">r</text:span><text:span text:style-name="T2">oj</text:span><text:span text:style-name="T2">e</text:span><text:span text:style-name="T2">ct</text:span><text:span text:style-name="T2">’s </text:span><text:span text:style-name="T2">fu</text:span><text:span text:style-name="T2">n</text:span><text:span text:style-name="T2">ct</text:span><text:span text:style-name="T2">io</text:span><text:span text:style-name="T2">n</text:span><text:span text:style-name="T2">al </text:span><text:span text:style-name="T2">tr</text:span><text:span text:style-name="T2">e</text:span><text:span text:style-name="T2">e </text:span><text:span text:style-name="T2">: </text:span><text:span text:style-name="T2">P</text:span><text:span text:style-name="T2">r</text:span><text:span text:style-name="T2">oj</text:span><text:span text:style-name="T2">e</text:span><text:span text:style-name="T2">ct</text:span><text:span text:style-name="T2">’s </text:span><text:span text:style-name="T2">n</text:span><text:span text:style-name="T2">a</text:span><text:span text:style-name="T2">m</text:span><text:span text:style-name="T2">e</text:span></text:p>
          </draw:text-box>
        </draw:frame>
        <draw:custom-shape draw:style-name="gr1" draw:text-style-name="P1" draw:layer="layout" svg:width="1cm" svg:height="0.5cm" svg:x="1.4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svg:x="1.4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cm" svg:height="0.6cm" svg:x="1.501cm" svg:y="1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cm" svg:height="0.6cm" svg:x="1.502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4cm" svg:height="0.519cm" svg:x="2.3cm" svg:y="18.001cm">
          <draw:text-box>
            <text:p><text:span text:style-name="T1">act</text:span><text:span text:style-name="T1">ion</text:span></text:p>
          </draw:text-box>
        </draw:frame>
        <draw:line draw:style-name="gr6" draw:text-style-name="P7" draw:layer="layout" svg:x1="2.8cm" svg:y1="9.4cm" svg:x2="4cm" svg:y2="9.4cm">
          <text:p/>
        </draw:line>
        <draw:custom-shape draw:style-name="gr12" draw:text-style-name="P11" draw:layer="layout" svg:width="1.8cm" svg:height="0.8cm" svg:x="1cm" svg:y="9cm">
          <text:p text:style-name="P4"><text:span text:style-name="T1">main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.399cm" svg:y1="9.4cm" svg:x2="6.599cm" svg:y2="9.4cm">
          <text:p/>
        </draw:line>
        <draw:custom-shape draw:style-name="gr13" draw:text-style-name="P11" draw:layer="layout" svg:width="1.671cm" svg:height="1.2cm" svg:x="9.5cm" svg:y="9cm">
          <text:p text:style-name="P4"><text:span text:style-name="T1">chos</text:span><text:span text:style-name="T1">e </text:span></text:p>
          <text:p text:style-name="P4"><text:span text:style-name="T1">Degr</text:span><text:span text:style-name="T1">ee</text:span></text:p>
          <text:p text:style-name="P4"><text:span text:style-name="T1"><text:s/></text:span><text:span text:style-name="T1">of </text:span><text:span text:style-name="T1">diffic</text:span><text:span text:style-name="T1">ul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32cm" svg:height="0.502cm" svg:x="9.868cm" svg:y="6.8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93cm" svg:height="0.501cm" svg:x="12.006cm" svg:y="9.1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layout" svg:x1="10.334cm" svg:y1="9cm" svg:x2="10.4cm" svg:y2="7.3cm">
          <text:p/>
        </draw:line>
        <draw:line draw:style-name="gr6" draw:text-style-name="P7" draw:layer="layout" svg:x1="11.17cm" svg:y1="9.4cm" svg:x2="12.005cm" svg:y2="9.4cm">
          <text:p/>
        </draw:line>
        <draw:line draw:style-name="gr6" draw:text-style-name="P7" draw:layer="layout" svg:x1="4.6cm" svg:y1="9.8cm" svg:x2="4.6cm" svg:y2="10.6cm">
          <text:p/>
        </draw:line>
        <draw:line draw:style-name="gr6" draw:text-style-name="P7" draw:layer="layout" svg:x1="4.699cm" svg:y1="8.101cm" svg:x2="4.699cm" svg:y2="8.9cm">
          <text:p/>
        </draw:line>
        <draw:custom-shape draw:style-name="gr16" draw:text-style-name="P12" draw:layer="layout" svg:width="1.001cm" svg:height="1.001cm" svg:x="2.099cm" svg:y="10.4cm">
          <text:p text:style-name="P4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1cm" svg:height="0.5cm" svg:x="1.4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8cm" svg:height="0.8cm" svg:x="3.8cm" svg:y="9cm">
          <text:p text:style-name="P4"><text:span text:style-name="T1">Enter nam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934cm" svg:y1="9.4cm" svg:x2="13.769cm" svg:y2="9.4cm">
          <text:p/>
        </draw:line>
        <draw:line draw:style-name="gr6" draw:text-style-name="P7" draw:layer="layout" svg:x1="15.3cm" svg:y1="9.3cm" svg:x2="16.3cm" svg:y2="9.3cm">
          <text:p/>
        </draw:line>
        <draw:line draw:style-name="gr6" draw:text-style-name="P7" draw:layer="layout" svg:x1="19.8cm" svg:y1="9cm" svg:x2="19.8cm" svg:y2="8.1cm">
          <text:p/>
        </draw:line>
        <draw:custom-shape draw:style-name="gr18" draw:text-style-name="P5" draw:layer="layout" svg:width="0.982cm" svg:height="0.492cm" svg:x="19.2cm" svg:y="7.608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4.605cm" svg:y1="7.801cm" svg:x2="14.605cm" svg:y2="8.6cm">
          <text:p/>
        </draw:line>
        <draw:line draw:style-name="gr19" draw:text-style-name="P7" draw:layer="layout" svg:x1="14.605cm" svg:y1="7.8cm" svg:x2="19.1cm" svg:y2="7.8cm">
          <text:p/>
        </draw:line>
        <draw:custom-shape draw:style-name="gr20" draw:text-style-name="P6" draw:layer="layout" svg:width="0.982cm" svg:height="0.492cm" svg:x="21.568cm" svg:y="9.07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layout" svg:x1="20.787cm" svg:y1="9.364cm" svg:x2="21.571cm" svg:y2="9.364cm">
          <text:p/>
        </draw:line>
        <draw:custom-shape draw:style-name="gr21" draw:text-style-name="P13" draw:layer="layout" svg:width="1.959cm" svg:height="1.177cm" svg:x="23.211cm" svg:y="8.678cm">
          <text:p text:style-name="P4"><text:span text:style-name="T1">Display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551cm" svg:y1="9.266cm" svg:x2="23.316cm" svg:y2="9.266cm">
          <text:p/>
        </draw:line>
        <draw:custom-shape draw:style-name="gr22" draw:text-style-name="P11" draw:layer="layout" svg:width="1.498cm" svg:height="1.144cm" svg:x="25.802cm" svg:y="8.7cm">
          <text:p text:style-name="P4"><text:span text:style-name="T1">Replay?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5.202cm" svg:y1="9.266cm" svg:x2="25.9cm" svg:y2="9.3cm">
          <text:p/>
        </draw:line>
        <draw:line draw:style-name="gr6" draw:text-style-name="P7" draw:layer="layout" svg:x1="27cm" svg:y1="8.7cm" svg:x2="27.7cm" svg:y2="6.3cm">
          <text:p/>
        </draw:line>
        <draw:line draw:style-name="gr6" draw:text-style-name="P7" draw:layer="layout" svg:x1="27cm" svg:y1="9.9cm" svg:x2="27.5cm" svg:y2="12.9cm">
          <text:p/>
        </draw:line>
        <draw:custom-shape draw:style-name="gr23" draw:text-style-name="P11" draw:layer="layout" svg:width="1.9cm" svg:height="0.785cm" svg:x="26.6cm" svg:y="5.5cm">
          <text:p text:style-name="P4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67cm" svg:height="0.785cm" svg:x="18.93cm" svg:y="9cm">
          <text:p text:style-name="P4"><text:span text:style-name="T1">Enter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1.499cm" svg:height="0.785cm" svg:x="27.1cm" svg:y="12.915cm">
          <text:p text:style-name="P4"><text:span text:style-name="T1">No</text:span></text:p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4.7cm" svg:y1="6.6cm" svg:x2="26.7cm" svg:y2="6.5cm">
          <text:p/>
        </draw:line>
        <draw:line draw:style-name="gr6" draw:text-style-name="P7" draw:layer="layout" svg:x1="4.7cm" svg:y1="6.6cm" svg:x2="4.7cm" svg:y2="8.9cm">
          <text:p/>
        </draw:line>
        <draw:line draw:style-name="gr19" draw:text-style-name="P7" draw:layer="layout" svg:x1="26.7cm" svg:y1="6.5cm" svg:x2="26.7cm" svg:y2="8.6cm">
          <text:p/>
        </draw:line>
        <draw:line draw:style-name="gr19" draw:text-style-name="P7" draw:layer="layout" svg:x1="28.2cm" svg:y1="13.732cm" svg:x2="28.2cm" svg:y2="14.4cm">
          <text:p/>
        </draw:line>
        <draw:custom-shape draw:style-name="gr26" draw:text-style-name="P13" draw:layer="layout" svg:width="1.665cm" svg:height="1.176cm" svg:x="27.235cm" svg:y="14.4cm">
          <text:p text:style-name="P4"><text:span text:style-name="T1">You leave</text:span></text:p>
          <text:p text:style-name="P4"><text:span text:style-name="T1">The progr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0.983cm" svg:height="0.492cm" svg:x="21.568cm" svg:y="9.071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layout" svg:x1="28.2cm" svg:y1="7.8cm" svg:x2="28.3cm" svg:y2="8.9cm">
          <text:p/>
        </draw:line>
        <draw:custom-shape draw:style-name="gr28" draw:text-style-name="P6" draw:layer="layout" svg:width="0.836cm" svg:height="0.626cm" svg:x="27.9cm" svg:y="10.9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layout" svg:x1="28.2cm" svg:y1="9.2cm" svg:x2="27.235cm" svg:y2="9.2cm">
          <text:p/>
        </draw:line>
        <draw:custom-shape draw:style-name="gr29" draw:text-style-name="P12" draw:layer="layout" svg:width="0.833cm" svg:height="0.954cm" svg:x="27.867cm" svg:y="8.746cm">
          <text:p text:style-name="P4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6" draw:layer="layout" svg:width="0.932cm" svg:height="0.502cm" svg:x="4.168cm" svg:y="10.7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.5cm" svg:y1="10.9cm" svg:x2="1.5cm" svg:y2="9.8cm">
          <text:p/>
        </draw:line>
        <draw:custom-shape draw:style-name="gr30" draw:text-style-name="P13" draw:layer="layout" svg:width="1.856cm" svg:height="1.199cm" svg:x="6.6cm" svg:y="9.001cm">
          <text:p text:style-name="P4"><text:span text:style-name="T1">Display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8.5cm" svg:y1="9.6cm" svg:x2="9.5cm" svg:y2="9.6cm">
          <text:p/>
        </draw:line>
        <draw:line draw:style-name="gr6" draw:text-style-name="P7" draw:layer="layout" svg:x1="4.2cm" svg:y1="10.9cm" svg:x2="3.1cm" svg:y2="10.9cm">
          <text:p/>
        </draw:line>
        <draw:custom-shape draw:style-name="gr15" draw:text-style-name="P5" draw:layer="layout" svg:width="0.93cm" svg:height="0.501cm" svg:x="5.6cm" svg:y="8.699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layout" svg:x1="9.9cm" svg:y1="7cm" svg:x2="8.8cm" svg:y2="7cm">
          <text:p/>
        </draw:line>
        <draw:custom-shape draw:style-name="gr16" draw:text-style-name="P12" draw:layer="layout" svg:width="1.001cm" svg:height="1.001cm" svg:x="7.8cm" svg:y="6.5cm">
          <text:p text:style-name="P4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7" draw:layer="layout" svg:x1="7.2cm" svg:y1="7cm" svg:x2="7.9cm" svg:y2="7cm">
          <text:p/>
        </draw:line>
        <draw:line draw:style-name="gr6" draw:text-style-name="P7" draw:layer="layout" svg:x1="7.2cm" svg:y1="7cm" svg:x2="7.2cm" svg:y2="8.9cm">
          <text:p/>
        </draw:line>
        <draw:line draw:style-name="gr19" draw:text-style-name="P7" draw:layer="layout" svg:x1="1.5cm" svg:y1="10.9cm" svg:x2="2.1cm" svg:y2="10.9cm">
          <text:p/>
        </draw:line>
        <draw:custom-shape draw:style-name="gr31" draw:text-style-name="P13" draw:layer="layout" svg:width="1.856cm" svg:height="1.899cm" svg:x="16.3cm" svg:y="8.301cm">
          <text:p text:style-name="P4"><text:span text:style-name="T1">Display </text:span></text:p>
          <text:p text:style-name="P4"><text:span text:style-name="T1">Sequance</text:span></text:p>
          <text:p text:style-name="P4"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8.226cm" svg:y1="9.3cm" svg:x2="18.9cm" svg:y2="9.3cm">
          <text:p/>
        </draw:line>
        <draw:custom-shape draw:style-name="gr13" draw:text-style-name="P11" draw:layer="layout" svg:width="1.671cm" svg:height="1.2cm" svg:x="13.7cm" svg:y="8.8cm">
          <text:p text:style-name="P4"><text:span text:style-name="T1">add </text:span></text:p>
          <text:p text:style-name="P4"><text:span text:style-name="T1">Sequenc</text:span><text:span text:style-name="T1">e</text:span></text:p>
          <text:p text:style-name="P4"><text:span text:style-name="T1">number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836cm" svg:height="0.626cm" svg:x="27.8cm" svg:y="7.2cm">
          <text:p text:style-name="P4"><text:span text:style-name="T1">K</text:span><text:span text:style-name="T1">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7" draw:layer="layout" svg:x1="28.3cm" svg:y1="10.7cm" svg:x2="28.3cm" svg:y2="9.602cm">
          <text:p/>
        </draw:line>
        <draw:line draw:style-name="gr19" draw:text-style-name="P7" draw:layer="layout" svg:x1="24.7cm" svg:y1="5.8cm" svg:x2="26.6cm" svg:y2="5.8cm">
          <text:p/>
        </draw:line>
        <draw:line draw:style-name="gr19" draw:text-style-name="P7" draw:layer="layout" svg:x1="24.7cm" svg:y1="6.5cm" svg:x2="24.7cm" svg:y2="5.8cm">
          <text:p/>
        </draw:line>
        <draw:line draw:style-name="gr6" draw:text-style-name="P7" draw:layer="layout" svg:x1="23.3cm" svg:y1="6.5cm" svg:x2="22.2cm" svg:y2="6.5cm">
          <text:p/>
        </draw:line>
        <draw:line draw:style-name="gr6" draw:text-style-name="P7" draw:layer="layout" svg:x1="13.431cm" svg:y1="6.538cm" svg:x2="12.331cm" svg:y2="6.538cm">
          <text:p/>
        </draw:line>
        <draw:line draw:style-name="gr19" draw:text-style-name="P7" draw:layer="layout" svg:x1="28.1cm" svg:y1="7.2cm" svg:x2="28.1cm" svg:y2="6.3cm">
          <text:p/>
        </draw:line>
        <draw:line draw:style-name="gr19" draw:text-style-name="P7" draw:layer="layout" svg:x1="28.3cm" svg:y1="11.5cm" svg:x2="28.3cm" svg:y2="12.9cm">
          <text:p/>
        </draw:line>
      </draw:page>
      <draw:page draw:name="page2" draw:style-name="dp1" draw:master-page-name="Standard">
        <draw:frame draw:style-name="gr32" draw:text-style-name="P10" draw:layer="layout" svg:width="5.9cm" svg:height="0.85cm" svg:x="11.8cm" svg:y="1.2cm">
          <draw:text-box>
            <text:p><text:span text:style-name="T2">F</text:span><text:span text:style-name="T2">u</text:span><text:span text:style-name="T2">n</text:span><text:span text:style-name="T2">ct</text:span><text:span text:style-name="T2">io</text:span><text:span text:style-name="T2">n</text:span><text:span text:style-name="T2">al </text:span><text:span text:style-name="T2">bl</text:span><text:span text:style-name="T2">o</text:span><text:span text:style-name="T2">c</text:span><text:span text:style-name="T2">s </text:span><text:span text:style-name="T2">li</text:span><text:span text:style-name="T2">b</text:span><text:span text:style-name="T2">r</text:span><text:span text:style-name="T2">a</text:span><text:span text:style-name="T2">ry</text:span></text:p>
          </draw:text-box>
        </draw:frame>
        <draw:custom-shape draw:style-name="gr33" draw:text-style-name="P13" draw:layer="layout" svg:width="1.199cm" svg:height="1.199cm" svg:x="8.001cm" svg:y="14.201cm">
          <text:p text:style-name="P4"><text:span text:style-name="T1">pa</text:span><text:span text:style-name="T1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3cm" svg:y1="14.8cm" svg:x2="10.5cm" svg:y2="14.8cm">
          <text:p/>
        </draw:line>
        <draw:custom-shape draw:style-name="gr12" draw:text-style-name="P11" draw:layer="layout" svg:width="1.8cm" svg:height="0.8cm" svg:x="10.5cm" svg:y="14.4cm">
          <text:p text:style-name="P4"><text:span text:style-name="T1">a</text:span><text:span text:style-name="T1">c</text:span><text:span text:style-name="T1">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004cm" svg:height="0.502cm" svg:x="10.902cm" svg:y="13.2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1.002cm" svg:height="0.501cm" svg:x="13.201cm" svg:y="14.5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1.4cm" svg:y1="14.4cm" svg:x2="11.4cm" svg:y2="13.7cm">
          <text:p/>
        </draw:line>
        <draw:line draw:style-name="gr6" draw:text-style-name="P7" draw:layer="layout" svg:x1="12.3cm" svg:y1="14.8cm" svg:x2="13.2cm" svg:y2="14.8cm">
          <text:p/>
        </draw:line>
        <draw:line draw:style-name="gr6" draw:text-style-name="P7" draw:layer="layout" svg:x1="11cm" svg:y1="13.5cm" svg:x2="9.9cm" svg:y2="13.5cm">
          <text:p/>
        </draw:line>
        <draw:custom-shape draw:style-name="gr36" draw:text-style-name="P12" draw:layer="layout" svg:width="1.001cm" svg:height="1.001cm" svg:x="9cm" svg:y="13cm">
          <text:p text:style-name="P4"><text:span text:style-name="T1">eror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7" draw:layer="layout" svg:x1="8.9cm" svg:y1="13.5cm" svg:x2="8.6cm" svg:y2="13.5cm">
          <text:p/>
        </draw:line>
        <draw:line draw:style-name="gr6" draw:text-style-name="P7" draw:layer="layout" svg:x1="8.6cm" svg:y1="13.501cm" svg:x2="8.6cm" svg:y2="14.3cm">
          <text:p/>
        </draw:line>
        <draw:custom-shape draw:style-name="gr33" draw:text-style-name="P13" draw:layer="layout" svg:width="1.199cm" svg:height="1.199cm" svg:x="23.201cm" svg:y="6.001cm">
          <text:p text:style-name="P4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4.4cm" svg:y1="6.6cm" svg:x2="25.6cm" svg:y2="6.6cm">
          <text:p/>
        </draw:line>
        <draw:custom-shape draw:style-name="gr12" draw:text-style-name="P11" draw:layer="layout" svg:width="1.8cm" svg:height="0.8cm" svg:x="25.6cm" svg:y="6.2cm">
          <text:p text:style-name="P4"><text:span text:style-name="T1">a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199cm" svg:height="1.199cm" svg:x="1.901cm" svg:y="6.001cm">
          <text:p text:style-name="P4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.1cm" svg:y1="6.6cm" svg:x2="4.3cm" svg:y2="6.6cm">
          <text:p/>
        </draw:line>
        <draw:line draw:style-name="gr6" draw:text-style-name="P7" draw:layer="layout" svg:x1="18.5cm" svg:y1="6.6cm" svg:x2="19.7cm" svg:y2="6.6cm">
          <text:p/>
        </draw:line>
        <draw:custom-shape draw:style-name="gr12" draw:text-style-name="P11" draw:layer="layout" svg:width="1.8cm" svg:height="0.8cm" svg:x="16.7cm" svg:y="6.2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199cm" svg:height="1.199cm" svg:x="8.601cm" svg:y="6.001cm">
          <text:p text:style-name="P4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8cm" svg:y1="6.6cm" svg:x2="11cm" svg:y2="6.6cm">
          <text:p/>
        </draw:line>
        <draw:line draw:style-name="gr6" draw:text-style-name="P7" draw:layer="layout" svg:x1="9.6cm" svg:y1="6.2cm" svg:x2="10.6cm" svg:y2="5.5cm">
          <text:p/>
        </draw:line>
        <draw:line draw:style-name="gr6" draw:text-style-name="P7" draw:layer="layout" svg:x1="9.2cm" svg:y1="6cm" svg:x2="9.2cm" svg:y2="4.9cm">
          <text:p/>
        </draw:line>
        <draw:line draw:style-name="gr6" draw:text-style-name="P7" draw:layer="layout" svg:x1="9.2cm" svg:y1="9.2cm" svg:x2="9.2cm" svg:y2="10.401cm">
          <text:p/>
        </draw:line>
        <draw:line draw:style-name="gr6" draw:text-style-name="P7" draw:layer="layout" svg:x1="9.5cm" svg:y1="7.1cm" svg:x2="10.6cm" svg:y2="7.8cm">
          <text:p/>
        </draw:line>
        <draw:custom-shape draw:style-name="gr12" draw:text-style-name="P11" draw:layer="layout" svg:width="1.8cm" svg:height="0.8cm" svg:x="11cm" svg:y="6.2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8cm" svg:height="0.8cm" svg:x="10.6cm" svg:y="7.8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8cm" svg:height="0.8cm" svg:x="11cm" svg:y="6.2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8cm" svg:height="0.8cm" svg:x="8.3cm" svg:y="8.4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8cm" svg:height="0.8cm" svg:x="10.6cm" svg:y="4.7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8cm" svg:height="0.8cm" svg:x="8.3cm" svg:y="4.1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.199cm" svg:height="1.199cm" svg:x="4.301cm" svg:y="14.201cm">
          <text:p text:style-name="P4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.1cm" svg:y1="14.8cm" svg:x2="4.3cm" svg:y2="14.8cm">
          <text:p/>
        </draw:line>
        <draw:custom-shape draw:style-name="gr12" draw:text-style-name="P11" draw:layer="layout" svg:width="1.8cm" svg:height="0.8cm" svg:x="1.3cm" svg:y="14.4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8cm" svg:height="0.8cm" svg:x="18.8cm" svg:y="14.4cm">
          <text:p text:style-name="P4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004cm" svg:height="0.502cm" svg:x="19.202cm" svg:y="13.2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1.002cm" svg:height="0.501cm" svg:x="21.501cm" svg:y="14.5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cm" svg:y1="14.4cm" svg:x2="19.7cm" svg:y2="13.7cm">
          <text:p/>
        </draw:line>
        <draw:line draw:style-name="gr6" draw:text-style-name="P7" draw:layer="layout" svg:x1="20.6cm" svg:y1="14.8cm" svg:x2="21.5cm" svg:y2="14.8cm">
          <text:p/>
        </draw:line>
        <draw:line draw:style-name="gr6" draw:text-style-name="P7" draw:layer="layout" svg:x1="19.3cm" svg:y1="13.5cm" svg:x2="18.2cm" svg:y2="13.5cm">
          <text:p/>
        </draw:line>
        <draw:custom-shape draw:style-name="gr36" draw:text-style-name="P12" draw:layer="layout" svg:width="1.001cm" svg:height="1.001cm" svg:x="17.3cm" svg:y="13cm">
          <text:p text:style-name="P4"><text:span text:style-name="T1">err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7" draw:layer="layout" svg:x1="17.2cm" svg:y1="13.5cm" svg:x2="16.9cm" svg:y2="13.5cm">
          <text:p/>
        </draw:line>
        <draw:line draw:style-name="gr6" draw:text-style-name="P7" draw:layer="layout" svg:x1="16.9cm" svg:y1="13.501cm" svg:x2="16.9cm" svg:y2="14.3cm">
          <text:p/>
        </draw:line>
        <draw:line draw:style-name="gr6" draw:text-style-name="P7" draw:layer="layout" svg:x1="14.2cm" svg:y1="14.8cm" svg:x2="15.4cm" svg:y2="14.8cm">
          <text:p/>
        </draw:line>
        <draw:line draw:style-name="gr6" draw:text-style-name="P7" draw:layer="layout" svg:x1="22.5cm" svg:y1="14.8cm" svg:x2="23.7cm" svg:y2="14.8cm">
          <text:p/>
        </draw:line>
        <draw:line draw:style-name="gr6" draw:text-style-name="P7" draw:layer="layout" svg:x1="9.2cm" svg:y1="4.101cm" svg:x2="9.2cm" svg:y2="3.001cm">
          <text:p/>
        </draw:line>
        <draw:line draw:style-name="gr6" draw:text-style-name="P7" draw:layer="layout" svg:x1="12.4cm" svg:y1="4.701cm" svg:x2="13.4cm" svg:y2="4.001cm">
          <text:p/>
        </draw:line>
        <draw:line draw:style-name="gr6" draw:text-style-name="P7" draw:layer="layout" svg:x1="12.8cm" svg:y1="6.6cm" svg:x2="14cm" svg:y2="6.6cm">
          <text:p/>
        </draw:line>
        <draw:line draw:style-name="gr6" draw:text-style-name="P7" draw:layer="layout" svg:x1="12.4cm" svg:y1="8.6cm" svg:x2="13.5cm" svg:y2="9.3cm">
          <text:p/>
        </draw:line>
        <draw:line draw:style-name="gr6" draw:text-style-name="P7" draw:layer="layout" svg:x1="9.2cm" svg:y1="7.2cm" svg:x2="9.2cm" svg:y2="8.401cm">
          <text:p/>
        </draw:line>
        <draw:line draw:style-name="gr6" draw:text-style-name="P7" draw:layer="layout" svg:x1="27.4cm" svg:y1="6.6cm" svg:x2="28.6cm" svg:y2="6.6cm">
          <text:p/>
        </draw:line>
        <draw:line draw:style-name="gr6" draw:text-style-name="P7" draw:layer="layout" svg:x1="5.5cm" svg:y1="14.8cm" svg:x2="6.7cm" svg:y2="14.8cm">
          <text:p/>
        </draw:line>
        <draw:custom-shape draw:style-name="gr36" draw:text-style-name="P12" draw:layer="layout" svg:width="1.001cm" svg:height="1.001cm" svg:x="25.3cm" svg:y="14.3cm">
          <text:p text:style-name="P4"><text:span text:style-name="T1">err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6.3cm" svg:y1="14.8cm" svg:x2="27.5cm" svg:y2="1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09:39:20.073835203</meta:creation-date>
    <dc:date>2019-12-03T15:09:21.053102200</dc:date>
    <meta:editing-duration>PT2H26M17S</meta:editing-duration>
    <meta:editing-cycles>20</meta:editing-cycles>
    <meta:generator>LibreOffice/6.0.7.3$Linux_X86_64 LibreOffice_project/00m0$Build-3</meta:generator>
    <meta:document-statistic meta:object-count="135"/>
  </office:meta>
</office:document-meta>
</file>